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B00001C3800001C3811CFE8A3684EF265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5.818cm" fo:min-width="0cm"/>
    </style:style>
    <style:style style:name="gr8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5.9cm" fo:min-width="2.45cm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1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abcc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9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3cm" svg:y1="3.5cm" svg:x2="10.9cm" svg:y2="3.5cm">
          <text:p/>
        </draw:line>
        <draw:custom-shape draw:style-name="gr7" draw:text-style-name="P6" draw:layer="layout" svg:width="0.9cm" svg:height="6.4cm" svg:x="5.2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3cm" svg:height="6.2cm" svg:x="11.2cm" svg:y="4.4cm">
          <text:p text:style-name="P2"><text:span text:style-name="T1">Set d’appr.</text:span></text:p>
          <text:p text:style-name="P2"><text:span text:style-name="T1">N°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cm" svg:height="2.2cm" svg:x="15cm" svg:y="4.6cm">
          <draw:image xlink:href="Pictures/2000000B00001C3800001C3811CFE8A3684EF265.wmf" xlink:type="simple" xlink:show="embed" xlink:actuate="onLoad">
            <text:p text:style-name="P2"><text:span text:style-name="T1">Classifieur</text:span></text:p>
            <text:p text:style-name="P2"><text:span text:style-name="T1">n°2</text:span></text:p>
          </draw:image>
        </draw:frame>
        <draw:custom-shape draw:style-name="gr10" draw:text-style-name="P9" draw:layer="layout" svg:width="3.4cm" svg:height="3cm" svg:x="12.4cm" svg:y="4.7cm">
          <text:p/>
          <draw:enhanced-geometry svg:viewBox="0 0 21600 21600" draw:mirror-vertical="tru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6" draw:layer="layout" svg:x1="6.3cm" svg:y1="7.4cm" svg:x2="11cm" svg:y2="7.4cm">
          <text:p/>
        </draw:line>
        <draw:custom-shape draw:style-name="gr5" draw:text-style-name="P5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cm" svg:height="1.2cm" svg:x="11.2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2.8cm" svg:y1="4.5cm" svg:x2="12.8cm" svg:y2="2.7cm">
          <text:p/>
        </draw:line>
        <draw:custom-shape draw:style-name="gr13" draw:text-style-name="P5" draw:layer="layout" svg:width="3cm" svg:height="1.2cm" svg:x="11.2cm" svg:y="3cm">
          <text:p text:style-name="P2"><text:span text:style-name="T1">Set de test</text:span><text:span text:style-name="T1"><text:line-break/></text:span><text:span text:style-name="T1">n°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3cm" svg:x="13.9cm" svg:y="2.6cm">
          <text:p/>
          <draw:enhanced-geometry svg:viewBox="0 0 21600 21600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6" draw:layer="layout" svg:width="0.9cm" svg:height="1.2cm" svg:x="5.2cm" svg:y="1.6cm">
          <text:p/>
          <draw:enhanced-geometry svg:viewBox="0 0 21600 21600" draw:glue-points="0 0 0 21600 21600 10800" draw:text-areas="0 ?f9 7800 ?f10" draw:type="right-brace" draw:modifiers="1800 11816.15320566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6" draw:layer="layout" svg:x1="6.2cm" svg:y1="2.3cm" svg:x2="10.8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2:55:00.673199000</meta:creation-date>
    <dc:date>2017-12-13T13:46:48.987723000</dc:date>
    <dc:creator>Philippe Grosjean</dc:creator>
    <meta:editing-duration>PT41M21S</meta:editing-duration>
    <meta:editing-cycles>6</meta:editing-cycles>
    <meta:generator>LibreOffice/5.4.3.2$MacOSX_X86_64 LibreOffice_project/92a7159f7e4af62137622921e809f8546db437e5</meta:generator>
    <meta:document-statistic meta:object-count="22"/>
  </office:meta>
</office:document-meta>
</file>